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Feuille1" table:style-name="ta1" table:print="false">
        <table:table-column table:style-name="co1" table:number-columns-repeated="20" table:default-cell-style-name="Default"/>
        <table:table-row table:style-name="ro1">
          <table:table-cell table:number-columns-repeated="3"/>
          <table:table-cell office:value-type="string">
            <text:p>inf</text:p>
          </table:table-cell>
          <table:table-cell office:value-type="string">
            <text:p>participle</text:p>
          </table:table-cell>
          <table:table-cell office:value-type="string">
            <text:p>bare inf</text:p>
          </table:table-cell>
          <table:table-cell office:value-type="string">
            <text:p>finite</text:p>
          </table:table-cell>
          <table:table-cell office:value-type="string">
            <text:p>strategy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modal</text:p>
          </table:table-cell>
          <table:table-cell office:value-type="string">
            <text:p>cha</text:p>
          </table:table-cell>
          <table:table-cell office:value-type="string">
            <text:p>vi</text:p>
          </table:table-cell>
          <table:table-cell office:value-type="string">
            <text:p>O (S/A=A)</text:p>
          </table:table-cell>
          <table:table-cell table:number-columns-repeated="2" office:value-type="string">
            <text:p>N</text:p>
          </table:table-cell>
          <table:table-cell office:value-type="string">
            <text:p>O (S/A=A)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ɤmdzɯ ɯ-tɤ́-cha? ////</text:p>
          </table:table-cell>
          <table:table-cell office:value-type="string">
            <text:p>finite (ipfv)</text:p>
          </table:table-cell>
          <table:table-cell office:value-type="string">
            <text:p>S/A=A</text:p>
          </table:table-cell>
          <table:table-cell office:value-type="string">
            <text:p>pɤjkhu tu-ndʐi ɲɯ-cha</text:p>
          </table:table-cell>
          <table:table-cell office:value-type="string">
            <text:p>S/A=S/A</text:p>
          </table:table-cell>
          <table:table-cell table:number-columns-repeated="2" office:value-type="string">
            <text:p>tɕe tɯci nɤki tɯ-tshɤʁrɯ nɯ ɯnɯnɯ lo-mɯrkɯ pjɤ-cha</text:p>
          </table:table-cell>
          <table:table-cell office:value-type="string">
            <text:p>not complement</text:p>
          </table:table-cell>
          <table:table-cell office:value-type="string">
            <text:p>X</text:p>
          </table:table-cell>
          <table:table-cell office:value-type="string">
            <text:p>qaliaʁ nɯ ndɤre a-pɯ-fsɯz a-pɯ-cha ʑo qhe </text:p>
          </table:table-cell>
        </table:table-row>
        <table:table-row table:style-name="ro1">
          <table:table-cell office:value-type="string">
            <text:p>modal</text:p>
          </table:table-cell>
          <table:table-cell office:value-type="string">
            <text:p>spa</text:p>
          </table:table-cell>
          <table:table-cell office:value-type="string">
            <text:p>vt</text:p>
          </table:table-cell>
          <table:table-cell office:value-type="string">
            <text:p>O (S/A=A)</text:p>
          </table:table-cell>
          <table:table-cell table:number-columns-repeated="2" office:value-type="string">
            <text:p>N</text:p>
          </table:table-cell>
          <table:table-cell office:value-type="string">
            <text:p>O (S/A=A)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nɯ ɯ-mdoʁ nɯ aj kɤ-ti mɯ́j-spe-a //// kɤ-nɤre ɯ-ta-spa?</text:p>
          </table:table-cell>
          <table:table-cell table:number-columns-repeated="9"/>
        </table:table-row>
        <table:table-row table:style-name="ro1">
          <table:table-cell office:value-type="string">
            <text:p>modal</text:p>
          </table:table-cell>
          <table:table-cell office:value-type="string">
            <text:p>zgɤt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style-name="ce2" office:value-type="string">
            <text:p>finite (ipfv)</text:p>
          </table:table-cell>
          <table:table-cell office:value-type="string">
            <text:p>zero</text:p>
          </table:table-cell>
          <table:table-cell office:value-type="string">
            <text:p>tu-ti-a kɯ-zgɤt ɲɯ-ɕti ri nɯnɯ aʑo mɯ́j-nɤxtʂaŋ-a tɕendɤre nɯ ɯ-qhu aʑo nɯtɕu tshapa mɤ-ɕe-a ma "a-rpɯ a-ɬaʁ" ntsɯ kɤ-ti ɲɯ-ra</text:p>
          </table:table-cell>
          <table:table-cell table:number-columns-repeated="9"/>
        </table:table-row>
        <table:table-row table:style-name="ro1">
          <table:table-cell office:value-type="string">
            <text:p>mod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finite (ipfv)</text:p>
          </table:table-cell>
          <table:table-cell office:value-type="string">
            <text:p>zero</text:p>
          </table:table-cell>
          <table:table-cell table:number-columns-repeated="10"/>
        </table:table-row>
        <table:table-row table:style-name="ro1">
          <table:table-cell office:value-type="string">
            <text:p>modal</text:p>
          </table:table-cell>
          <table:table-cell office:value-type="string">
            <text:p>sɯxcha</text:p>
          </table:table-cell>
          <table:table-cell office:value-type="string">
            <text:p>vt-i</text:p>
          </table:table-cell>
          <table:table-cell office:value-type="string">
            <text:p>O (S/A=P)</text:p>
          </table:table-cell>
          <table:table-cell table:number-columns-repeated="2" office:value-type="string">
            <text:p>N</text:p>
          </table:table-cell>
          <table:table-cell office:value-type="string">
            <text:p>O (S/A=P)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khɯ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ɬoʁ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aʑo kɤ-nɤla ɲɯ-ɬoʁ</text:p>
          </table:table-cell>
          <table:table-cell table:style-name="ce2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a-tɕɯ ɲɯ-ɴqa ri, a-tɤ-rɤŋgat tɕe, nɯ smɤnmimitoʁ kuɕana a-ɕ-kɤ-nɤʁdɤn ɲɯ-ɬoʁ // fso li tɤmɤɕi ɣɯ-zmaqhu-a ɕti tɕe ɯ-wa tɕhi tɤ-stu-t-a nɯ tu-ste-a ɲɯ-ɬoʁ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tʂaŋ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ra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tɕe tɤ-pɤtso nɯ, tɯ-pɤrme roro jamar tɕe tɕe tɯ-nɯ kɤ-sɯβde pjɤ-ra ma tɕe </text:p>
          </table:table-cell>
          <table:table-cell table:style-name="ce2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kɯki a-tɕɯ ɯ-rʑaβ a-jɤ-ɣi ɲɯ-ra!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ʁzi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ntshi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mna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ŋgrɯ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modal</text:p>
          </table:table-cell>
          <table:table-cell office:value-type="string">
            <text:p>sna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cɯ mɯ-pjɤ-sna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aspect</text:p>
          </table:table-cell>
          <table:table-cell office:value-type="string">
            <text:p>ŋgrɤl</text:p>
          </table:table-cell>
          <table:table-cell office:value-type="string">
            <text:p>vs</text:p>
          </table:table-cell>
          <table:table-cell table:number-columns-repeated="3"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aspect</text:p>
          </table:table-cell>
          <table:table-cell office:value-type="string">
            <text:p>rɲo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/>
          <table:table-cell office:value-type="string">
            <text:p>inf</text:p>
          </table:table-cell>
          <table:table-cell office:value-type="string">
            <text:p>zero</text:p>
          </table:table-cell>
          <table:table-cell table:number-columns-repeated="7"/>
        </table:table-row>
        <table:table-row table:style-name="ro1">
          <table:table-cell office:value-type="string">
            <text:p>aspect</text:p>
          </table:table-cell>
          <table:table-cell office:value-type="string">
            <text:p>rɤŋgat</text:p>
          </table:table-cell>
          <table:table-cell office:value-type="string">
            <text:p>vi</text:p>
          </table:table-cell>
          <table:table-cell office:value-type="string">
            <text:p>N</text:p>
          </table:table-cell>
          <table:table-cell table:number-columns-repeated="2"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kɯ- </text:p>
          </table:table-cell>
          <table:table-cell table:style-name="ce2" office:value-type="string">
            <text:p>S/A=S</text:p>
          </table:table-cell>
          <table:table-cell office:value-type="string">
            <text:p>nɤʑo a-kɯ-ʁndɯ tu-tɯ-rɤŋgat tɕe, nɤ-phɯŋgɯ rdɤstaʁ ɲɯ-tɯ-rke ɲɯ-ŋu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kɤ-nɤkhu to-rɤngat</text:p>
          </table:table-cell>
          <table:table-cell table:number-columns-repeated="6"/>
        </table:table-row>
        <table:table-row table:style-name="ro1">
          <table:table-cell office:value-type="string">
            <text:p>aspect</text:p>
          </table:table-cell>
          <table:table-cell office:value-type="string">
            <text:p>sɤtɕɯtʂi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2" office:value-type="string">
            <text:p>O</text:p>
          </table:table-cell>
          <table:table-cell office:value-type="string">
            <text:p>serial</text:p>
          </table:table-cell>
          <table:table-cell table:number-columns-repeated="12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ɤʑa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nɯ ɯ-ndza to-sɤʑa-ndʑ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rɤβzjoz tɤ-sɤʑa-t-a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ʑa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serial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tɕe pɤjkhu pjɯ-si ɕɯŋgɯ ʑo ɯ-ɕa ɯ-ndza tu-ʑa-nɯ ɕti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nɯ sthɯci tɯmtɕiβzɤrnaʁ tɕe tɕe kɤ-rɤtʂɯβ to-ʑa tɕe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sthɯt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table:number-columns-repeated="2" office:value-type="string">
            <text:p>O</text:p>
          </table:table-cell>
          <table:table-cell office:value-type="string">
            <text:p>serial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ɯ-ti ta-sthɯt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βdaʁmu nɯ jo-ɣi tɕe tɤpɤtso nɯ tɯ-nɯ kɤ-jtshi ɲɤ-sthɯt tɕe,</text:p>
          </table:table-cell>
          <table:table-cell office:value-type="string">
            <text:p>finite (mm)</text:p>
          </table:table-cell>
          <table:table-cell office:value-type="string">
            <text:p>S/A=A</text:p>
          </table:table-cell>
          <table:table-cell office:value-type="string">
            <text:p>nɯ-sloχpɯn nɯ kɯ nɯra ta-tɯt-nɯ ta-sthɯt-nɯ</text:p>
          </table:table-cell>
          <table:table-cell table:number-columns-repeated="3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ɯɣjɤɣ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table:number-columns-repeated="4" office:value-type="string">
            <text:p>N</text:p>
          </table:table-cell>
          <table:table-cell table:number-columns-repeated="12"/>
        </table:table-row>
        <table:table-row table:style-name="ro1">
          <table:table-cell office:value-type="string">
            <text:p>phasal</text:p>
          </table:table-cell>
          <table:table-cell office:value-type="string">
            <text:p>khɤt</text:p>
          </table:table-cell>
          <table:table-cell office:value-type="string">
            <text:p>vt</text:p>
          </table:table-cell>
          <table:table-cell office:value-type="string">
            <text:p>O</text:p>
          </table:table-cell>
          <table:table-cell table:number-columns-repeated="3" office:value-type="string">
            <text:p>N</text:p>
          </table:table-cell>
          <table:table-cell office:value-type="string">
            <text:p>nominal</text:p>
          </table:table-cell>
          <table:table-cell table:number-columns-repeated="12"/>
        </table:table-row>
        <table:table-row table:style-name="ro1">
          <table:table-cell office:value-type="string">
            <text:p>phas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table:number-columns-repeated="2" office:value-type="string">
            <text:p>N</text:p>
          </table:table-cell>
          <table:table-cell office:value-type="string">
            <text:p>bare / tɯ-</text:p>
          </table:table-cell>
          <table:table-cell office:value-type="string">
            <text:p>zero</text:p>
          </table:table-cell>
          <table:table-cell office:value-type="string">
            <text:p>nɯra ɯ-ti to-jɤɣ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i tɯ-ŋga kɯ-ɕɤɣ ki kɤ-tʂɯβ thɯ-jɤɣ</text:p>
          </table:table-cell>
          <table:table-cell table:number-columns-repeated="6"/>
        </table:table-row>
        <table:table-row table:style-name="ro1">
          <table:table-cell office:value-type="string">
            <text:p>attempt</text:p>
          </table:table-cell>
          <table:table-cell office:value-type="string">
            <text:p>sɯβzu</text:p>
          </table:table-cell>
          <table:table-cell table:number-columns-repeated="18"/>
        </table:table-row>
        <table:table-row table:style-name="ro1">
          <table:table-cell office:value-type="string">
            <text:p>attempt</text:p>
          </table:table-cell>
          <table:table-cell office:value-type="string">
            <text:p>tshɤt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ɯftɕak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attempt</text:p>
          </table:table-cell>
          <table:table-cell office:value-type="string">
            <text:p>rɤtshɤt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ɤz</text:p>
          </table:table-cell>
          <table:table-cell table:number-columns-repeated="18"/>
        </table:table-row>
        <table:table-row table:style-name="ro1">
          <table:table-cell office:value-type="string">
            <text:p>attempt</text:p>
          </table:table-cell>
          <table:table-cell office:value-type="string">
            <text:p>phot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deixis</text:p>
          </table:table-cell>
          <table:table-cell office:value-type="string">
            <text:p>stu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ru</text:p>
          </table:table-cell>
          <table:table-cell office:value-type="string">
            <text:p>vi</text:p>
          </table:table-cell>
          <table:table-cell table:number-columns-repeated="17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shɤm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ɤŋo</text:p>
          </table:table-cell>
          <table:table-cell office:value-type="string">
            <text:p>vlab</text:p>
          </table:table-cell>
          <table:table-cell table:number-columns-repeated="17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mɲ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rtoχpjɤt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χsɤl</text:p>
          </table:table-cell>
          <table:table-cell office:value-type="string">
            <text:p>vs</text:p>
          </table:table-cell>
          <table:table-cell table:number-columns-repeated="17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ɯχsɤl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ɣɤjmŋ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tɕhɤr</text:p>
          </table:table-cell>
          <table:table-cell office:value-type="string">
            <text:p>vs</text:p>
          </table:table-cell>
          <table:table-cell table:number-columns-repeated="17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jmŋ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s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jmɯt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ɕɯftaʁ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tso</text:p>
          </table:table-cell>
          <table:table-cell office:value-type="string">
            <text:p>vi</text:p>
          </table:table-cell>
          <table:table-cell table:number-columns-repeated="17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z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rga</text:p>
          </table:table-cell>
          <table:table-cell office:value-type="string">
            <text:p>vi</text:p>
          </table:table-cell>
          <table:table-cell table:number-columns-repeated="1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rg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zdɯɣ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mu</text:p>
          </table:table-cell>
          <table:table-cell office:value-type="string">
            <text:p>vi</text:p>
          </table:table-cell>
          <table:table-cell table:number-columns-repeated="1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ɣmu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ɲɟɤt</text:p>
          </table:table-cell>
          <table:table-cell table:number-columns-repeated="18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qh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znɤj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ʁmɯɣ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sɯm ɕe</text:p>
          </table:table-cell>
          <table:table-cell office:value-type="string">
            <text:p>vs</text:p>
          </table:table-cell>
          <table:table-cell table:number-columns-repeated="1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ʁjɯz ɣi</text:p>
          </table:table-cell>
          <table:table-cell office:value-type="string">
            <text:p>vs</text:p>
          </table:table-cell>
          <table:table-cell table:number-columns-repeated="1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ro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mɯlɤm</text:p>
          </table:table-cell>
          <table:table-cell table:number-columns-repeated="18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ʁɲɯz</text:p>
          </table:table-cell>
          <table:table-cell table:number-columns-repeated="18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ŋɤn</text:p>
          </table:table-cell>
          <table:table-cell table:number-columns-repeated="18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ʁlɯmbɯɣ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nɯɕpɯz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kɯ- </text:p>
          </table:table-cell>
          <table:table-cell office:value-type="string">
            <text:p>S/A=A</text:p>
          </table:table-cell>
          <table:table-cell office:value-type="string">
            <text:p>ʑara kɯ cha nɯ ku-kɯ-tshi to-nɯɕpɯz-nɯ</text:p>
          </table:table-cell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ɣzɯ ra kɯ li ʑɤni tú-wɣ-nɯɕpɯz-ndʑi</text:p>
          </table:table-cell>
          <table:table-cell table:number-columns-repeated="6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ʑɣɤpa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pɯ-kɯ-nɯʑɯβ to-ʑɣɤpa</text:p>
          </table:table-cell>
          <table:table-cell table:number-columns-repeated="9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khramba-X βzu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speech</text:p>
          </table:table-cell>
          <table:table-cell office:value-type="string">
            <text:p>ti</text:p>
          </table:table-cell>
          <table:table-cell office:value-type="string">
            <text:p>vt-ind</text:p>
          </table:table-cell>
          <table:table-cell table:number-columns-repeated="17"/>
        </table:table-row>
        <table:table-row table:style-name="ro1">
          <table:table-cell office:value-type="string">
            <text:p>speech</text:p>
          </table:table-cell>
          <table:table-cell office:value-type="string">
            <text:p>nɤl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speech</text:p>
          </table:table-cell>
          <table:table-cell office:value-type="string">
            <text:p>sɯxɕɤt</text:p>
          </table:table-cell>
          <table:table-cell office:value-type="string">
            <text:p>vt-sec</text:p>
          </table:table-cell>
          <table:table-cell table:number-columns-repeated="17"/>
        </table:table-row>
        <table:table-row table:style-name="ro1">
          <table:table-cell office:value-type="string">
            <text:p>speech</text:p>
          </table:table-cell>
          <table:table-cell office:value-type="string">
            <text:p>pa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motion</text:p>
          </table:table-cell>
          <table:table-cell office:value-type="string">
            <text:p>ɕe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aʑo nɯ-kha ɯ-kɯ-nɤkhu jɤ-ari-a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-kha nɯtɕu kɤ-nɤkhu jɤ-ari-a</text:p>
          </table:table-cell>
          <table:table-cell table:number-columns-repeated="6"/>
        </table:table-row>
        <table:table-row table:style-name="ro1">
          <table:table-cell office:value-type="string">
            <text:p>motion</text:p>
          </table:table-cell>
          <table:table-cell office:value-type="string">
            <text:p>ɣi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kɯ- </text:p>
          </table:table-cell>
          <table:table-cell office:value-type="string">
            <text:p>S/A=S</text:p>
          </table:table-cell>
          <table:table-cell/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nɯ sɤβʑɯ ɣɯ ɯ-kha nɯtɕu kɤ-nɤkhu ju-ɣi pjɤ-ŋu</text:p>
          </table:table-cell>
          <table:table-cell table:number-columns-repeated="6"/>
        </table:table-row>
        <table:table-row table:style-name="ro1">
          <table:table-cell office:value-type="string">
            <text:p>motion</text:p>
          </table:table-cell>
          <table:table-cell office:value-type="string">
            <text:p>ɬoʁ</text:p>
          </table:table-cell>
          <table:table-cell office:value-type="string">
            <text:p>vi</text:p>
          </table:table-cell>
          <table:table-cell table:number-columns-repeated="5"/>
          <table:table-cell table:style-name="ce2" office:value-type="string">
            <text:p>???</text:p>
          </table:table-cell>
          <table:table-cell table:number-columns-repeated="11"/>
        </table:table-row>
        <table:table-row table:style-name="ro1">
          <table:table-cell office:value-type="string">
            <text:p>motion</text:p>
          </table:table-cell>
          <table:table-cell office:value-type="string">
            <text:p>sɯxɕe</text:p>
          </table:table-cell>
          <table:table-cell table:style-name="ce1" office:value-type="string">
            <text:p>vt</text:p>
          </table:table-cell>
          <table:table-cell table:style-name="ce1" table:number-columns-repeated="7"/>
          <table:table-cell table:number-columns-repeated="10"/>
        </table:table-row>
        <table:table-row table:style-name="ro1">
          <table:table-cell office:value-type="string">
            <text:p>motion</text:p>
          </table:table-cell>
          <table:table-cell office:value-type="string">
            <text:p>sɯɣe</text:p>
          </table:table-cell>
          <table:table-cell table:style-name="ce1" office:value-type="string">
            <text:p>vt</text:p>
          </table:table-cell>
          <table:table-cell table:style-name="ce1" table:number-columns-repeated="7"/>
          <table:table-cell table:number-columns-repeated="10"/>
        </table:table-row>
        <table:table-row table:style-name="ro1">
          <table:table-cell office:value-type="string">
            <text:p>motion</text:p>
          </table:table-cell>
          <table:table-cell office:value-type="string">
            <text:p>rɟɯɣ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office:value-type="string">
            <text:p>motion</text:p>
          </table:table-cell>
          <table:table-cell office:value-type="string">
            <text:p>nɯqambɯmbjom</text:p>
          </table:table-cell>
          <table:table-cell office:value-type="string">
            <text:p>vi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1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>
            <text:p>cause</text:p>
          </table:table-cell>
          <table:table-cell office:value-type="string">
            <text:p>causative verb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cause</text:p>
          </table:table-cell>
          <table:table-cell office:value-type="string">
            <text:p>βzu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cause</text:p>
          </table:table-cell>
          <table:table-cell office:value-type="string">
            <text:p>sɯβzu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cause</text:p>
          </table:table-cell>
          <table:table-cell office:value-type="string">
            <text:p>qur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ɯʑo kɯ khɯtsa ra kɤ-nɤscɯscɤt tɤ́-wɣ-qur-a</text:p>
          </table:table-cell>
          <table:table-cell table:number-columns-repeated="9"/>
        </table:table-row>
        <table:table-row table:style-name="ro1">
          <table:table-cell office:value-type="string">
            <text:p>cause</text:p>
          </table:table-cell>
          <table:table-cell office:value-type="string">
            <text:p>βgoz</text:p>
          </table:table-cell>
          <table:table-cell office:value-type="string">
            <text:p>vt</text:p>
          </table:table-cell>
          <table:table-cell table:number-columns-repeated="17"/>
        </table:table-row>
        <table:table-row table:style-name="ro1">
          <table:table-cell office:value-type="string">
            <text:p>cause</text:p>
          </table:table-cell>
          <table:table-cell office:value-type="string">
            <text:p>ɣɤkhɯ</text:p>
          </table:table-cell>
          <table:table-cell office:value-type="string">
            <text:p>vt</text:p>
          </table:table-cell>
          <table:table-cell table:number-columns-repeated="5"/>
          <table:table-cell office:value-type="string">
            <text:p>inf</text:p>
          </table:table-cell>
          <table:table-cell office:value-type="string">
            <text:p>P=P</text:p>
          </table:table-cell>
          <table:table-cell office:value-type="string">
            <text:p>kɯm tɤ-ɣɤβdi-t-a tɕe, kɤ-cɯ tɤ-ɣɤkhɯ-t-a</text:p>
          </table:table-cell>
          <table:table-cell office:value-type="string">
            <text:p>inf</text:p>
          </table:table-cell>
          <table:table-cell office:value-type="string">
            <text:p>S/A=P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adjective</text:p>
          </table:table-cell>
          <table:table-cell office:value-type="string">
            <text:p>rtaʁ</text:p>
          </table:table-cell>
          <table:table-cell office:value-type="string">
            <text:p>vs</text:p>
          </table:table-cell>
          <table:table-cell table:number-columns-repeated="5"/>
          <table:table-cell office:value-type="string">
            <text:p>finitive (ipfv)</text:p>
          </table:table-cell>
          <table:table-cell office:value-type="string">
            <text:p>P=S</text:p>
          </table:table-cell>
          <table:table-cell office:value-type="string">
            <text:p>koŋla pjɯ-nɤrte ʑo kɯ-rtaʁ ʑo kɯ-wxti ɲɯ-βze ŋgrɤl ma </text:p>
          </table:table-cell>
          <table:table-cell office:value-type="string">
            <text:p>inf</text:p>
          </table:table-cell>
          <table:table-cell table:number-columns-repeated="8"/>
        </table:table-row>
      </table:table>
      <table:table table:name="Feuille2" table:style-name="ta1" table:print="false">
        <table:table-column table:style-name="co1" table:number-columns-repeated="17" table:default-cell-style-name="Default"/>
        <table:table-row table:style-name="ro1">
          <table:table-cell office:value-type="string">
            <text:p>Verb type</text:p>
          </table:table-cell>
          <table:table-cell office:value-type="string">
            <text:p>Complement type</text:p>
          </table:table-cell>
          <table:table-cell office:value-type="string">
            <text:p>Coference</text:p>
          </table:table-cell>
          <table:table-cell/>
          <table:table-cell table:formula="of:=CONCATENATE([.A1];&quot; &amp; &quot;)" office:value-type="string" office:string-value="Verb type &amp; ">
            <text:p>Verb type &amp; </text:p>
          </table:table-cell>
          <table:table-cell table:formula="of:=CONCATENATE([.B1];&quot; &amp; &quot;)" office:value-type="string" office:string-value="Complement type &amp; ">
            <text:p>Complement type &amp; </text:p>
          </table:table-cell>
          <table:table-cell table:formula="of:=CONCATENATE([.C1];&quot; &amp; &quot;)" office:value-type="string" office:string-value="Coference &amp; ">
            <text:p>Coference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\ipa{rga}</text:p>
          </table:table-cell>
          <table:table-cell office:value-type="string">
            <text:p>infinitive</text:p>
          </table:table-cell>
          <table:table-cell office:value-type="string">
            <text:p>{S,A,P,P'}={S,A}</text:p>
          </table:table-cell>
          <table:table-cell/>
          <table:table-cell table:formula="of:=CONCATENATE([.A2];&quot; &amp; &quot;)" office:value-type="string" office:string-value="\ipa{rga} &amp; ">
            <text:p>\ipa{rga} &amp; </text:p>
          </table:table-cell>
          <table:table-cell table:formula="of:=CONCATENATE([.B2];&quot; &amp; &quot;)" office:value-type="string" office:string-value="infinitive &amp; ">
            <text:p>infinitive &amp; </text:p>
          </table:table-cell>
          <table:table-cell table:formula="of:=CONCATENATE([.C2];&quot; &amp; &quot;)" office:value-type="string" office:string-value="{S,A,P,P'}={S,A} &amp; ">
            <text:p>{S,A,P,P'}={S,A}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\ipa{spa}</text:p>
          </table:table-cell>
          <table:table-cell office:value-type="string">
            <text:p>infinitive</text:p>
          </table:table-cell>
          <table:table-cell office:value-type="string">
            <text:p>{S,A}={S,A}</text:p>
          </table:table-cell>
          <table:table-cell/>
          <table:table-cell table:formula="of:=CONCATENATE([.A3];&quot; &amp; &quot;)" office:value-type="string" office:string-value="\ipa{spa} &amp; ">
            <text:p>\ipa{spa} &amp; </text:p>
          </table:table-cell>
          <table:table-cell table:formula="of:=CONCATENATE([.B3];&quot; &amp; &quot;)" office:value-type="string" office:string-value="infinitive &amp; ">
            <text:p>infinitive &amp; </text:p>
          </table:table-cell>
          <table:table-cell table:formula="of:=CONCATENATE([.C3];&quot; &amp; &quot;)" office:value-type="string" office:string-value="{S,A}={S,A} &amp; ">
            <text:p>{S,A}={S,A}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\ipa{ra}</text:p>
          </table:table-cell>
          <table:table-cell office:value-type="string">
            <text:p>infinitive</text:p>
          </table:table-cell>
          <table:table-cell office:value-type="string">
            <text:p>zero</text:p>
          </table:table-cell>
          <table:table-cell/>
          <table:table-cell table:formula="of:=CONCATENATE([.A4];&quot; &amp; &quot;)" office:value-type="string" office:string-value="\ipa{ra} &amp; ">
            <text:p>\ipa{ra} &amp; </text:p>
          </table:table-cell>
          <table:table-cell table:formula="of:=CONCATENATE([.B4];&quot; &amp; &quot;)" office:value-type="string" office:string-value="infinitive &amp; ">
            <text:p>infinitive &amp; </text:p>
          </table:table-cell>
          <table:table-cell table:formula="of:=CONCATENATE([.C4];&quot; &amp; &quot;)" office:value-type="string" office:string-value="zero &amp; ">
            <text:p>zero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motion verb</text:p>
          </table:table-cell>
          <table:table-cell office:value-type="string">
            <text:p>\ipa{kɯ-} participle</text:p>
          </table:table-cell>
          <table:table-cell office:value-type="string">
            <text:p>{S,A}={S}</text:p>
          </table:table-cell>
          <table:table-cell/>
          <table:table-cell table:formula="of:=CONCATENATE([.A5];&quot; &amp; &quot;)" office:value-type="string" office:string-value="motion verb &amp; ">
            <text:p>motion verb &amp; </text:p>
          </table:table-cell>
          <table:table-cell table:formula="of:=CONCATENATE([.B5];&quot; &amp; &quot;)" office:value-type="string" office:string-value="\ipa{kɯ-} participle &amp; ">
            <text:p>\ipa{kɯ-} participle &amp; </text:p>
          </table:table-cell>
          <table:table-cell table:formula="of:=CONCATENATE([.C5];&quot; &amp; &quot;)" office:value-type="string" office:string-value="{S,A}={S} &amp; ">
            <text:p>{S,A}={S}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motion verb</text:p>
          </table:table-cell>
          <table:table-cell office:value-type="string">
            <text:p>\ipa{kɤ-} participle</text:p>
          </table:table-cell>
          <table:table-cell office:value-type="string">
            <text:p>{P}={S}</text:p>
          </table:table-cell>
          <table:table-cell/>
          <table:table-cell table:formula="of:=CONCATENATE([.A6];&quot; &amp; &quot;)" office:value-type="string" office:string-value="motion verb &amp; ">
            <text:p>motion verb &amp; </text:p>
          </table:table-cell>
          <table:table-cell table:formula="of:=CONCATENATE([.B6];&quot; &amp; &quot;)" office:value-type="string" office:string-value="\ipa{kɤ-} participle &amp; ">
            <text:p>\ipa{kɤ-} participle &amp; </text:p>
          </table:table-cell>
          <table:table-cell table:formula="of:=CONCATENATE([.C6];&quot; &amp; &quot;)" office:value-type="string" office:string-value="{P}={S} &amp; ">
            <text:p>{P}={S}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transitive verb</text:p>
          </table:table-cell>
          <table:table-cell office:value-type="string">
            <text:p>bare infinitive</text:p>
          </table:table-cell>
          <table:table-cell office:value-type="string">
            <text:p>{S,A}={A}</text:p>
          </table:table-cell>
          <table:table-cell/>
          <table:table-cell table:formula="of:=CONCATENATE([.A7];&quot; &amp; &quot;)" office:value-type="string" office:string-value="transitive verb &amp; ">
            <text:p>transitive verb &amp; </text:p>
          </table:table-cell>
          <table:table-cell table:formula="of:=CONCATENATE([.B7];&quot; &amp; &quot;)" office:value-type="string" office:string-value="bare infinitive &amp; ">
            <text:p>bare infinitive &amp; </text:p>
          </table:table-cell>
          <table:table-cell table:formula="of:=CONCATENATE([.C7];&quot; &amp; &quot;)" office:value-type="string" office:string-value="{S,A}={A} &amp; ">
            <text:p>{S,A}={A}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\ipa{jɤɣ}</text:p>
          </table:table-cell>
          <table:table-cell office:value-type="string">
            <text:p>bare infinitive</text:p>
          </table:table-cell>
          <table:table-cell office:value-type="string">
            <text:p>zero</text:p>
          </table:table-cell>
          <table:table-cell/>
          <table:table-cell table:formula="of:=CONCATENATE([.A8];&quot; &amp; &quot;)" office:value-type="string" office:string-value="\ipa{jɤɣ} &amp; ">
            <text:p>\ipa{jɤɣ} &amp; </text:p>
          </table:table-cell>
          <table:table-cell table:formula="of:=CONCATENATE([.B8];&quot; &amp; &quot;)" office:value-type="string" office:string-value="bare infinitive &amp; ">
            <text:p>bare infinitive &amp; </text:p>
          </table:table-cell>
          <table:table-cell table:formula="of:=CONCATENATE([.C8];&quot; &amp; &quot;)" office:value-type="string" office:string-value="zero &amp; ">
            <text:p>zero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\ipa{rga}</text:p>
          </table:table-cell>
          <table:table-cell office:value-type="string">
            <text:p>finite</text:p>
          </table:table-cell>
          <table:table-cell office:value-type="string">
            <text:p>{S,A,P}={S,A}</text:p>
          </table:table-cell>
          <table:table-cell/>
          <table:table-cell table:formula="of:=CONCATENATE([.A9];&quot; &amp; &quot;)" office:value-type="string" office:string-value="\ipa{rga} &amp; ">
            <text:p>\ipa{rga} &amp; </text:p>
          </table:table-cell>
          <table:table-cell table:formula="of:=CONCATENATE([.B9];&quot; &amp; &quot;)" office:value-type="string" office:string-value="finite &amp; ">
            <text:p>finite &amp; </text:p>
          </table:table-cell>
          <table:table-cell table:formula="of:=CONCATENATE([.C9];&quot; &amp; &quot;)" office:value-type="string" office:string-value="{S,A,P}={S,A} &amp; ">
            <text:p>{S,A,P}={S,A}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\ipa{cʰa}</text:p>
          </table:table-cell>
          <table:table-cell office:value-type="string">
            <text:p>finite</text:p>
          </table:table-cell>
          <table:table-cell office:value-type="string">
            <text:p>{S,A}={S,A}</text:p>
          </table:table-cell>
          <table:table-cell/>
          <table:table-cell table:formula="of:=CONCATENATE([.A10];&quot; &amp; &quot;)" office:value-type="string" office:string-value="\ipa{cʰa} &amp; ">
            <text:p>\ipa{cʰa} &amp; </text:p>
          </table:table-cell>
          <table:table-cell table:formula="of:=CONCATENATE([.B10];&quot; &amp; &quot;)" office:value-type="string" office:string-value="finite &amp; ">
            <text:p>finite &amp; </text:p>
          </table:table-cell>
          <table:table-cell table:formula="of:=CONCATENATE([.C10];&quot; &amp; &quot;)" office:value-type="string" office:string-value="{S,A}={S,A} &amp; ">
            <text:p>{S,A}={S,A}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>
          <table:table-cell office:value-type="string">
            <text:p>\ipa{ra}</text:p>
          </table:table-cell>
          <table:table-cell office:value-type="string">
            <text:p>finite</text:p>
          </table:table-cell>
          <table:table-cell office:value-type="string">
            <text:p>zero</text:p>
          </table:table-cell>
          <table:table-cell/>
          <table:table-cell table:formula="of:=CONCATENATE([.A11];&quot; &amp; &quot;)" office:value-type="string" office:string-value="\ipa{ra} &amp; ">
            <text:p>\ipa{ra} &amp; </text:p>
          </table:table-cell>
          <table:table-cell table:formula="of:=CONCATENATE([.B11];&quot; &amp; &quot;)" office:value-type="string" office:string-value="finite &amp; ">
            <text:p>finite &amp; </text:p>
          </table:table-cell>
          <table:table-cell table:formula="of:=CONCATENATE([.C11];&quot; &amp; &quot;)" office:value-type="string" office:string-value="zero &amp; ">
            <text:p>zero &amp; </text:p>
          </table:table-cell>
          <table:table-cell office:value-type="string">
            <text:p>\\</text:p>
          </table:table-cell>
          <table:table-cell table:number-columns-repeated="9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Verb</text:p>
          </table:table-cell>
          <table:table-cell office:value-type="string">
            <text:p>Meaning</text:p>
          </table:table-cell>
          <table:table-cell office:value-type="string">
            <text:p>Transitivity</text:p>
          </table:table-cell>
          <table:table-cell office:value-type="string">
            <text:p>Inf.</text:p>
          </table:table-cell>
          <table:table-cell office:value-type="string">
            <text:p>Part.</text:p>
          </table:table-cell>
          <table:table-cell office:value-type="string">
            <text:p>Bare inf.</text:p>
          </table:table-cell>
          <table:table-cell office:value-type="string">
            <text:p>Fin.</text:p>
          </table:table-cell>
          <table:table-cell office:value-type="string">
            <text:p>Strategy</text:p>
          </table:table-cell>
          <table:table-cell table:formula="of:=CONCATENATE([.A16];&quot; &amp; &quot;)" office:value-type="string" office:string-value="Verb &amp; ">
            <text:p>Verb &amp; </text:p>
          </table:table-cell>
          <table:table-cell table:formula="of:=CONCATENATE([.B16];&quot; &amp; &quot;)" office:value-type="string" office:string-value="Meaning &amp; ">
            <text:p>Meaning &amp; </text:p>
          </table:table-cell>
          <table:table-cell table:formula="of:=CONCATENATE([.C16];&quot; &amp; &quot;)" office:value-type="string" office:string-value="Transitivity &amp; ">
            <text:p>Transitivity &amp; </text:p>
          </table:table-cell>
          <table:table-cell table:formula="of:=CONCATENATE([.D16];&quot; &amp; &quot;)" office:value-type="string" office:string-value="Inf. &amp; ">
            <text:p>Inf. &amp; </text:p>
          </table:table-cell>
          <table:table-cell table:formula="of:=CONCATENATE([.E16];&quot; &amp; &quot;)" office:value-type="string" office:string-value="Part. &amp; ">
            <text:p>Part. &amp; </text:p>
          </table:table-cell>
          <table:table-cell table:formula="of:=CONCATENATE([.F16];&quot; &amp; &quot;)" office:value-type="string" office:string-value="Bare inf. &amp; ">
            <text:p>Bare inf. &amp; </text:p>
          </table:table-cell>
          <table:table-cell table:formula="of:=CONCATENATE([.G16];&quot; &amp; &quot;)" office:value-type="string" office:string-value="Fin. &amp; ">
            <text:p>Fin. &amp; </text:p>
          </table:table-cell>
          <table:table-cell table:formula="of:=CONCATENATE([.H16];&quot; &amp; &quot;)" office:value-type="string" office:string-value="Strategy &amp; ">
            <text:p>Strategy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rɲo</text:p>
          </table:table-cell>
          <table:table-cell office:value-type="string">
            <text:p>experience</text:p>
          </table:table-cell>
          <table:table-cell office:value-type="string">
            <text:p>transitiv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formula="of:=CONCATENATE(&quot;\ipa{&quot;;[.A17];&quot;} &amp; &quot;)" office:value-type="string" office:string-value="\ipa{rɲo} &amp; ">
            <text:p>\ipa{rɲo} &amp; </text:p>
          </table:table-cell>
          <table:table-cell table:formula="of:=CONCATENATE([.B17];&quot; &amp; &quot;)" office:value-type="string" office:string-value="experience &amp; ">
            <text:p>experience &amp; </text:p>
          </table:table-cell>
          <table:table-cell table:formula="of:=CONCATENATE([.C17];&quot; &amp; &quot;)" office:value-type="string" office:string-value="transitive &amp; ">
            <text:p>transitive &amp; </text:p>
          </table:table-cell>
          <table:table-cell table:formula="of:=CONCATENATE([.D17];&quot; &amp; &quot;)" office:value-type="string" office:string-value="Y &amp; ">
            <text:p>Y &amp; </text:p>
          </table:table-cell>
          <table:table-cell table:formula="of:=CONCATENATE([.E17];&quot; &amp; &quot;)" office:value-type="string" office:string-value="N &amp; ">
            <text:p>N &amp; </text:p>
          </table:table-cell>
          <table:table-cell table:formula="of:=CONCATENATE([.F17];&quot; &amp; &quot;)" office:value-type="string" office:string-value="Y &amp; ">
            <text:p>Y &amp; </text:p>
          </table:table-cell>
          <table:table-cell table:formula="of:=CONCATENATE([.G17];&quot; &amp; &quot;)" office:value-type="string" office:string-value="N &amp; ">
            <text:p>N &amp; </text:p>
          </table:table-cell>
          <table:table-cell table:formula="of:=CONCATENATE([.H17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sɤtɕɯtʂi</text:p>
          </table:table-cell>
          <table:table-cell office:value-type="string">
            <text:p>continue</text:p>
          </table:table-cell>
          <table:table-cell office:value-type="string">
            <text:p>transitiv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serial</text:p>
          </table:table-cell>
          <table:table-cell table:formula="of:=CONCATENATE(&quot;\ipa{&quot;;[.A18];&quot;} &amp; &quot;)" office:value-type="string" office:string-value="\ipa{sɤtɕɯtʂi} &amp; ">
            <text:p>\ipa{sɤtɕɯtʂi} &amp; </text:p>
          </table:table-cell>
          <table:table-cell table:formula="of:=CONCATENATE([.B18];&quot; &amp; &quot;)" office:value-type="string" office:string-value="continue &amp; ">
            <text:p>continue &amp; </text:p>
          </table:table-cell>
          <table:table-cell table:formula="of:=CONCATENATE([.C18];&quot; &amp; &quot;)" office:value-type="string" office:string-value="transitive &amp; ">
            <text:p>transitive &amp; </text:p>
          </table:table-cell>
          <table:table-cell table:formula="of:=CONCATENATE([.D18];&quot; &amp; &quot;)" office:value-type="string" office:string-value="Y &amp; ">
            <text:p>Y &amp; </text:p>
          </table:table-cell>
          <table:table-cell table:formula="of:=CONCATENATE([.E18];&quot; &amp; &quot;)" office:value-type="string" office:string-value="N &amp; ">
            <text:p>N &amp; </text:p>
          </table:table-cell>
          <table:table-cell table:formula="of:=CONCATENATE([.F18];&quot; &amp; &quot;)" office:value-type="string" office:string-value="Y &amp; ">
            <text:p>Y &amp; </text:p>
          </table:table-cell>
          <table:table-cell table:formula="of:=CONCATENATE([.G18];&quot; &amp; &quot;)" office:value-type="string" office:string-value="Y &amp; ">
            <text:p>Y &amp; </text:p>
          </table:table-cell>
          <table:table-cell table:formula="of:=CONCATENATE([.H18];&quot; &amp; &quot;)" office:value-type="string" office:string-value="serial &amp; ">
            <text:p>serial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sɤʑa</text:p>
          </table:table-cell>
          <table:table-cell office:value-type="string">
            <text:p>begin, start</text:p>
          </table:table-cell>
          <table:table-cell office:value-type="string">
            <text:p>transitiv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formula="of:=CONCATENATE(&quot;\ipa{&quot;;[.A19];&quot;} &amp; &quot;)" office:value-type="string" office:string-value="\ipa{sɤʑa} &amp; ">
            <text:p>\ipa{sɤʑa} &amp; </text:p>
          </table:table-cell>
          <table:table-cell table:formula="of:=CONCATENATE([.B19];&quot; &amp; &quot;)" office:value-type="string" office:string-value="begin, start &amp; ">
            <text:p>begin, start &amp; </text:p>
          </table:table-cell>
          <table:table-cell table:formula="of:=CONCATENATE([.C19];&quot; &amp; &quot;)" office:value-type="string" office:string-value="transitive &amp; ">
            <text:p>transitive &amp; </text:p>
          </table:table-cell>
          <table:table-cell table:formula="of:=CONCATENATE([.D19];&quot; &amp; &quot;)" office:value-type="string" office:string-value="Y &amp; ">
            <text:p>Y &amp; </text:p>
          </table:table-cell>
          <table:table-cell table:formula="of:=CONCATENATE([.E19];&quot; &amp; &quot;)" office:value-type="string" office:string-value="N &amp; ">
            <text:p>N &amp; </text:p>
          </table:table-cell>
          <table:table-cell table:formula="of:=CONCATENATE([.F19];&quot; &amp; &quot;)" office:value-type="string" office:string-value="Y &amp; ">
            <text:p>Y &amp; </text:p>
          </table:table-cell>
          <table:table-cell table:formula="of:=CONCATENATE([.G19];&quot; &amp; &quot;)" office:value-type="string" office:string-value="N &amp; ">
            <text:p>N &amp; </text:p>
          </table:table-cell>
          <table:table-cell table:formula="of:=CONCATENATE([.H19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ʑa</text:p>
          </table:table-cell>
          <table:table-cell office:value-type="string">
            <text:p>begin, start</text:p>
          </table:table-cell>
          <table:table-cell office:value-type="string">
            <text:p>transitiv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serial</text:p>
          </table:table-cell>
          <table:table-cell table:formula="of:=CONCATENATE(&quot;\ipa{&quot;;[.A20];&quot;} &amp; &quot;)" office:value-type="string" office:string-value="\ipa{ʑa} &amp; ">
            <text:p>\ipa{ʑa} &amp; </text:p>
          </table:table-cell>
          <table:table-cell table:formula="of:=CONCATENATE([.B20];&quot; &amp; &quot;)" office:value-type="string" office:string-value="begin, start &amp; ">
            <text:p>begin, start &amp; </text:p>
          </table:table-cell>
          <table:table-cell table:formula="of:=CONCATENATE([.C20];&quot; &amp; &quot;)" office:value-type="string" office:string-value="transitive &amp; ">
            <text:p>transitive &amp; </text:p>
          </table:table-cell>
          <table:table-cell table:formula="of:=CONCATENATE([.D20];&quot; &amp; &quot;)" office:value-type="string" office:string-value="Y &amp; ">
            <text:p>Y &amp; </text:p>
          </table:table-cell>
          <table:table-cell table:formula="of:=CONCATENATE([.E20];&quot; &amp; &quot;)" office:value-type="string" office:string-value="N &amp; ">
            <text:p>N &amp; </text:p>
          </table:table-cell>
          <table:table-cell table:formula="of:=CONCATENATE([.F20];&quot; &amp; &quot;)" office:value-type="string" office:string-value="Y &amp; ">
            <text:p>Y &amp; </text:p>
          </table:table-cell>
          <table:table-cell table:formula="of:=CONCATENATE([.G20];&quot; &amp; &quot;)" office:value-type="string" office:string-value="N &amp; ">
            <text:p>N &amp; </text:p>
          </table:table-cell>
          <table:table-cell table:formula="of:=CONCATENATE([.H20];&quot; &amp; &quot;)" office:value-type="string" office:string-value="serial &amp; ">
            <text:p>serial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stʰɯt</text:p>
          </table:table-cell>
          <table:table-cell office:value-type="string">
            <text:p>finish</text:p>
          </table:table-cell>
          <table:table-cell office:value-type="string">
            <text:p>transitiv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office:value-type="string">
            <text:p>serial</text:p>
          </table:table-cell>
          <table:table-cell table:formula="of:=CONCATENATE(&quot;\ipa{&quot;;[.A21];&quot;} &amp; &quot;)" office:value-type="string" office:string-value="\ipa{stʰɯt} &amp; ">
            <text:p>\ipa{stʰɯt} &amp; </text:p>
          </table:table-cell>
          <table:table-cell table:formula="of:=CONCATENATE([.B21];&quot; &amp; &quot;)" office:value-type="string" office:string-value="finish &amp; ">
            <text:p>finish &amp; </text:p>
          </table:table-cell>
          <table:table-cell table:formula="of:=CONCATENATE([.C21];&quot; &amp; &quot;)" office:value-type="string" office:string-value="transitive &amp; ">
            <text:p>transitive &amp; </text:p>
          </table:table-cell>
          <table:table-cell table:formula="of:=CONCATENATE([.D21];&quot; &amp; &quot;)" office:value-type="string" office:string-value="Y &amp; ">
            <text:p>Y &amp; </text:p>
          </table:table-cell>
          <table:table-cell table:formula="of:=CONCATENATE([.E21];&quot; &amp; &quot;)" office:value-type="string" office:string-value="N &amp; ">
            <text:p>N &amp; </text:p>
          </table:table-cell>
          <table:table-cell table:formula="of:=CONCATENATE([.F21];&quot; &amp; &quot;)" office:value-type="string" office:string-value="Y &amp; ">
            <text:p>Y &amp; </text:p>
          </table:table-cell>
          <table:table-cell table:formula="of:=CONCATENATE([.G21];&quot; &amp; &quot;)" office:value-type="string" office:string-value="Y &amp; ">
            <text:p>Y &amp; </text:p>
          </table:table-cell>
          <table:table-cell table:formula="of:=CONCATENATE([.H21];&quot; &amp; &quot;)" office:value-type="string" office:string-value="serial &amp; ">
            <text:p>serial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sɯɣjɤɣ</text:p>
          </table:table-cell>
          <table:table-cell office:value-type="string">
            <text:p>finish</text:p>
          </table:table-cell>
          <table:table-cell office:value-type="string">
            <text:p>transitive</text:p>
          </table:table-cell>
          <table:table-cell office:value-type="string">
            <text:p>Y</text:p>
          </table:table-cell>
          <table:table-cell table:number-columns-repeated="4" office:value-type="string">
            <text:p>N</text:p>
          </table:table-cell>
          <table:table-cell table:formula="of:=CONCATENATE(&quot;\ipa{&quot;;[.A22];&quot;} &amp; &quot;)" office:value-type="string" office:string-value="\ipa{sɯɣjɤɣ} &amp; ">
            <text:p>\ipa{sɯɣjɤɣ} &amp; </text:p>
          </table:table-cell>
          <table:table-cell table:formula="of:=CONCATENATE([.B22];&quot; &amp; &quot;)" office:value-type="string" office:string-value="finish &amp; ">
            <text:p>finish &amp; </text:p>
          </table:table-cell>
          <table:table-cell table:formula="of:=CONCATENATE([.C22];&quot; &amp; &quot;)" office:value-type="string" office:string-value="transitive &amp; ">
            <text:p>transitive &amp; </text:p>
          </table:table-cell>
          <table:table-cell table:formula="of:=CONCATENATE([.D22];&quot; &amp; &quot;)" office:value-type="string" office:string-value="Y &amp; ">
            <text:p>Y &amp; </text:p>
          </table:table-cell>
          <table:table-cell table:formula="of:=CONCATENATE([.E22];&quot; &amp; &quot;)" office:value-type="string" office:string-value="N &amp; ">
            <text:p>N &amp; </text:p>
          </table:table-cell>
          <table:table-cell table:formula="of:=CONCATENATE([.F22];&quot; &amp; &quot;)" office:value-type="string" office:string-value="N &amp; ">
            <text:p>N &amp; </text:p>
          </table:table-cell>
          <table:table-cell table:formula="of:=CONCATENATE([.G22];&quot; &amp; &quot;)" office:value-type="string" office:string-value="N &amp; ">
            <text:p>N &amp; </text:p>
          </table:table-cell>
          <table:table-cell table:formula="of:=CONCATENATE([.H22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kʰɤt</text:p>
          </table:table-cell>
          <table:table-cell office:value-type="string">
            <text:p>do repeatedly</text:p>
          </table:table-cell>
          <table:table-cell office:value-type="string">
            <text:p>transitive</text:p>
          </table:table-cell>
          <table:table-cell office:value-type="string">
            <text:p>Y</text:p>
          </table:table-cell>
          <table:table-cell table:number-columns-repeated="3" office:value-type="string">
            <text:p>N</text:p>
          </table:table-cell>
          <table:table-cell office:value-type="string">
            <text:p>nominal</text:p>
          </table:table-cell>
          <table:table-cell table:formula="of:=CONCATENATE(&quot;\ipa{&quot;;[.A23];&quot;} &amp; &quot;)" office:value-type="string" office:string-value="\ipa{kʰɤt} &amp; ">
            <text:p>\ipa{kʰɤt} &amp; </text:p>
          </table:table-cell>
          <table:table-cell table:formula="of:=CONCATENATE([.B23];&quot; &amp; &quot;)" office:value-type="string" office:string-value="do repeatedly &amp; ">
            <text:p>do repeatedly &amp; </text:p>
          </table:table-cell>
          <table:table-cell table:formula="of:=CONCATENATE([.C23];&quot; &amp; &quot;)" office:value-type="string" office:string-value="transitive &amp; ">
            <text:p>transitive &amp; </text:p>
          </table:table-cell>
          <table:table-cell table:formula="of:=CONCATENATE([.D23];&quot; &amp; &quot;)" office:value-type="string" office:string-value="Y &amp; ">
            <text:p>Y &amp; </text:p>
          </table:table-cell>
          <table:table-cell table:formula="of:=CONCATENATE([.E23];&quot; &amp; &quot;)" office:value-type="string" office:string-value="N &amp; ">
            <text:p>N &amp; </text:p>
          </table:table-cell>
          <table:table-cell table:formula="of:=CONCATENATE([.F23];&quot; &amp; &quot;)" office:value-type="string" office:string-value="N &amp; ">
            <text:p>N &amp; </text:p>
          </table:table-cell>
          <table:table-cell table:formula="of:=CONCATENATE([.G23];&quot; &amp; &quot;)" office:value-type="string" office:string-value="N &amp; ">
            <text:p>N &amp; </text:p>
          </table:table-cell>
          <table:table-cell table:formula="of:=CONCATENATE([.H23];&quot; &amp; &quot;)" office:value-type="string" office:string-value="nominal &amp; ">
            <text:p>nominal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jɤɣ</text:p>
          </table:table-cell>
          <table:table-cell office:value-type="string">
            <text:p>be finished</text:p>
          </table:table-cell>
          <table:table-cell office:value-type="string">
            <text:p>impersonal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number-columns-repeated="2" office:value-type="string">
            <text:p>N</text:p>
          </table:table-cell>
          <table:table-cell table:formula="of:=CONCATENATE(&quot;\ipa{&quot;;[.A24];&quot;} &amp; &quot;)" office:value-type="string" office:string-value="\ipa{jɤɣ} &amp; ">
            <text:p>\ipa{jɤɣ} &amp; </text:p>
          </table:table-cell>
          <table:table-cell table:formula="of:=CONCATENATE([.B24];&quot; &amp; &quot;)" office:value-type="string" office:string-value="be finished &amp; ">
            <text:p>be finished &amp; </text:p>
          </table:table-cell>
          <table:table-cell table:formula="of:=CONCATENATE([.C24];&quot; &amp; &quot;)" office:value-type="string" office:string-value="impersonal &amp; ">
            <text:p>impersonal &amp; </text:p>
          </table:table-cell>
          <table:table-cell table:formula="of:=CONCATENATE([.D24];&quot; &amp; &quot;)" office:value-type="string" office:string-value="Y &amp; ">
            <text:p>Y &amp; </text:p>
          </table:table-cell>
          <table:table-cell table:formula="of:=CONCATENATE([.E24];&quot; &amp; &quot;)" office:value-type="string" office:string-value="N &amp; ">
            <text:p>N &amp; </text:p>
          </table:table-cell>
          <table:table-cell table:formula="of:=CONCATENATE([.F24];&quot; &amp; &quot;)" office:value-type="string" office:string-value="Y &amp; ">
            <text:p>Y &amp; </text:p>
          </table:table-cell>
          <table:table-cell table:formula="of:=CONCATENATE([.G24];&quot; &amp; &quot;)" office:value-type="string" office:string-value="N &amp; ">
            <text:p>N &amp; </text:p>
          </table:table-cell>
          <table:table-cell table:formula="of:=CONCATENATE([.H24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ŋgrɤl</text:p>
          </table:table-cell>
          <table:table-cell office:value-type="string">
            <text:p>be usually the case</text:p>
          </table:table-cell>
          <table:table-cell office:value-type="string">
            <text:p>impersonal</text:p>
          </table:table-cell>
          <table:table-cell table:number-columns-repeated="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formula="of:=CONCATENATE(&quot;\ipa{&quot;;[.A25];&quot;} &amp; &quot;)" office:value-type="string" office:string-value="\ipa{ŋgrɤl} &amp; ">
            <text:p>\ipa{ŋgrɤl} &amp; </text:p>
          </table:table-cell>
          <table:table-cell table:formula="of:=CONCATENATE([.B25];&quot; &amp; &quot;)" office:value-type="string" office:string-value="be usually the case &amp; ">
            <text:p>be usually the case &amp; </text:p>
          </table:table-cell>
          <table:table-cell table:formula="of:=CONCATENATE([.C25];&quot; &amp; &quot;)" office:value-type="string" office:string-value="impersonal &amp; ">
            <text:p>impersonal &amp; </text:p>
          </table:table-cell>
          <table:table-cell table:formula="of:=CONCATENATE([.D25];&quot; &amp; &quot;)" office:value-type="string" office:string-value="N &amp; ">
            <text:p>N &amp; </text:p>
          </table:table-cell>
          <table:table-cell table:formula="of:=CONCATENATE([.E25];&quot; &amp; &quot;)" office:value-type="string" office:string-value="N &amp; ">
            <text:p>N &amp; </text:p>
          </table:table-cell>
          <table:table-cell table:formula="of:=CONCATENATE([.F25];&quot; &amp; &quot;)" office:value-type="string" office:string-value="N &amp; ">
            <text:p>N &amp; </text:p>
          </table:table-cell>
          <table:table-cell table:formula="of:=CONCATENATE([.G25];&quot; &amp; &quot;)" office:value-type="string" office:string-value="Y &amp; ">
            <text:p>Y &amp; </text:p>
          </table:table-cell>
          <table:table-cell table:formula="of:=CONCATENATE([.H25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rɤŋgat</text:p>
          </table:table-cell>
          <table:table-cell office:value-type="string">
            <text:p>be about to</text:p>
          </table:table-cell>
          <table:table-cell office:value-type="string">
            <text:p>impersonal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 office:value-type="string">
            <text:p>N</text:p>
          </table:table-cell>
          <table:table-cell table:formula="of:=CONCATENATE(&quot;\ipa{&quot;;[.A26];&quot;} &amp; &quot;)" office:value-type="string" office:string-value="\ipa{rɤŋgat} &amp; ">
            <text:p>\ipa{rɤŋgat} &amp; </text:p>
          </table:table-cell>
          <table:table-cell table:formula="of:=CONCATENATE([.B26];&quot; &amp; &quot;)" office:value-type="string" office:string-value="be about to &amp; ">
            <text:p>be about to &amp; </text:p>
          </table:table-cell>
          <table:table-cell table:formula="of:=CONCATENATE([.C26];&quot; &amp; &quot;)" office:value-type="string" office:string-value="impersonal &amp; ">
            <text:p>impersonal &amp; </text:p>
          </table:table-cell>
          <table:table-cell table:formula="of:=CONCATENATE([.D26];&quot; &amp; &quot;)" office:value-type="string" office:string-value="N &amp; ">
            <text:p>N &amp; </text:p>
          </table:table-cell>
          <table:table-cell table:formula="of:=CONCATENATE([.E26];&quot; &amp; &quot;)" office:value-type="string" office:string-value="Y &amp; ">
            <text:p>Y &amp; </text:p>
          </table:table-cell>
          <table:table-cell table:formula="of:=CONCATENATE([.F26];&quot; &amp; &quot;)" office:value-type="string" office:string-value="Y &amp; ">
            <text:p>Y &amp; </text:p>
          </table:table-cell>
          <table:table-cell table:formula="of:=CONCATENATE([.G26];&quot; &amp; &quot;)" office:value-type="string" office:string-value="N &amp; ">
            <text:p>N &amp; </text:p>
          </table:table-cell>
          <table:table-cell table:formula="of:=CONCATENATE([.H26];&quot; &amp; &quot;)" office:value-type="string" office:string-value="N &amp; ">
            <text:p>N &amp; </text:p>
          </table:table-cell>
          <table:table-cell office:value-type="string">
            <text:p>\\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2/05/2016</text:date>, <text:time>16:2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4-04T15:40:01.17</meta:creation-date>
    <dc:date>2016-05-02T16:24:52.87</dc:date>
    <meta:editing-duration>PT08H39M03S</meta:editing-duration>
    <meta:editing-cycles>80</meta:editing-cycles>
    <meta:generator>OpenOffice.org/3.0$Win32 OpenOffice.org_project/300m15$Build-9379</meta:generator>
    <meta:document-statistic meta:table-count="3" meta:cell-count="742" meta:object-count="0"/>
    <meta:user-defined meta:name="Info 1"/>
    <meta:user-defined meta:name="Info 2"/>
    <meta:user-defined meta:name="Info 3"/>
    <meta:user-defined meta:name="Info 4"/>
  </office:meta>
</office:document-meta>
</file>